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ce Racer</text:p>
      <text:p text:style-name="P1"/>
      <text:p text:style-name="P2">Chaque zone du parcours comporte un défi (éviter des obstacles et atteindre des objectifs). Vous obtenez un bonus de temps si vous avec atteint l'objectif de la zone. Le but est d'atteindre la fin du parcours le plus rapidemment possible et le niveau sera bâti de manière à ce que le joueur ressente clairement une amélioration d'une “run” à l'autre.</text:p>
      <text:p text:style-name="P1"/>
      <text:p text:style-name="P2">N.B : Le level design n'a rien de définitif et je suis très ouvert à ajouter du contenu.</text:p>
      <text:p text:style-name="P1"/>
      <text:p text:style-name="P1">Manettes PS3:</text:p>
      <text:p text:style-name="P2"/>
      <text:p text:style-name="P2">Direction : Joystick Gauche</text:p>
      <text:p text:style-name="P2"/>
      <text:p text:style-name="P2">Accélérer: L1</text:p>
      <text:p text:style-name="P2"/>
      <text:p text:style-name="P2">Rotation à 90 vers la gauche : L2</text:p>
      <text:p text:style-name="P2"/>
      <text:p text:style-name="P2">Rotation à 90 vers la droite : R2</text:p>
      <text:p text:style-name="P2"/>
      <text:p text:style-name="P2">Frein: R1</text:p>
      <text:p text:style-name="P2"/>
      <text:p text:style-name="P1">Clavier:</text:p>
      <text:p text:style-name="P1"/>
      <text:p text:style-name="P2">Direction : Flèche</text:p>
      <text:p text:style-name="P2"/>
      <text:p text:style-name="P2">Accélérer : Space</text:p>
      <text:p text:style-name="P2"/>
      <text:p text:style-name="P2">Rotation à 90 vers la gauche : Q</text:p>
      <text:p text:style-name="P2"/>
      <text:p text:style-name="P2">Rotation à 90 vers la droite : E</text:p>
      <text:p text:style-name="P2"/>
      <text:p text:style-name="P2">Frein: W</text:p>
      <text:p text:style-name="P2"/>
      <text:p text:style-name="P1">Question/Bug (Besoin d'indices):</text:p>
      <text:p text:style-name="P2"/>
      <text:p text:style-name="P2">Je n'arrive pas à faire en sorte que mon vaisseau ne passe pas au travers des murs, les obstacles sont triggers et c'est voulu mais les murs ne devraient pas l'être j'ai pourtant tout refait et le problème persiste, de plus, dans la dernière zone(avec les pseudo-speedboost) les murs ne me font aucun dommage alors qu'ils sont identiques à ceux des zones précédantes.</text:p>
      <text:p text:style-name="P2"/>
      <text:p text:style-name="P2">J'ai une erreur de OutOfRange lorsque j'arrive à l'écran du résultat, encore là, j'ai essayer de mettre tout les “ if ” possible pour éviter qu'il tombe OutOfRange mais je n'y arrive pasm tout fonctionne comme ça devrait mais l'erreur persiste. </text:p>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31T13:37:59.95</meta:creation-date>
    <dc:date>2018-07-31T13:57:02.67</dc:date>
    <meta:editing-duration>PT18M12S</meta:editing-duration>
    <meta:editing-cycles>7</meta:editing-cycles>
    <meta:generator>OpenOffice/4.1.5$Win32 OpenOffice.org_project/415m1$Build-9789</meta:generator>
    <meta:document-statistic meta:table-count="0" meta:image-count="0" meta:object-count="0" meta:page-count="1" meta:paragraph-count="18" meta:word-count="238" meta:character-count="1336"/>
  </office:meta>
</office:document-meta>
</file>